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table:number-columns-repeated="2"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8:41:20.09150322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844" meta:object-count="0"/>
  </office:meta>
</office:document-meta>
</file>